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1681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1.1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Overview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office:value-type="string" calcext:value-type="string">
            <text:p>F1-Score C</text:p>
          </table:table-cell>
          <table:table-cell table:style-name="ce1" office:value-type="string" calcext:value-type="string">
            <text:p>Recall C</text:p>
          </table:table-cell>
          <table:table-cell table:style-name="ce1" office:value-type="string" calcext:value-type="string">
            <text:p>Precision C</text:p>
          </table:table-cell>
          <table:table-cell table:style-name="ce1" office:value-type="string" calcext:value-type="string">
            <text:p>Acc Mac C</text:p>
          </table:table-cell>
          <table:table-cell table:style-name="ce1" office:value-type="string" calcext:value-type="string">
            <text:p>Acc Mic C</text:p>
          </table:table-cell>
          <table:table-cell table:style-name="ce1" office:value-type="string" calcext:value-type="string">
            <text:p>Recall O</text:p>
          </table:table-cell>
          <table:table-cell table:style-name="ce1" office:value-type="string" calcext:value-type="string">
            <text:p>Precision O</text:p>
          </table:table-cell>
          <table:table-cell table:style-name="ce1" office:value-type="string" calcext:value-type="string">
            <text:p>Acc Mac O</text:p>
          </table:table-cell>
          <table:table-cell table:style-name="ce1" office:value-type="string" calcext:value-type="string">
            <text:p>Acc Mic O</text:p>
          </table:table-cell>
          <table:table-cell table:style-name="ce1" office:value-type="string" calcext:value-type="string">
            <text:p>Recall S</text:p>
          </table:table-cell>
          <table:table-cell table:style-name="ce1" office:value-type="string" calcext:value-type="string">
            <text:p>Precision S</text:p>
          </table:table-cell>
          <table:table-cell table:style-name="ce1" office:value-type="string" calcext:value-type="string">
            <text:p>Acc Mac S</text:p>
          </table:table-cell>
          <table:table-cell table:style-name="ce1" office:value-type="string" calcext:value-type="string">
            <text:p>Acc Mic S</text:p>
          </table:table-cell>
          <table:table-cell table:style-name="ce1" office:value-type="string" calcext:value-type="string">
            <text:p>Recall G</text:p>
          </table:table-cell>
          <table:table-cell table:style-name="ce1" office:value-type="string" calcext:value-type="string">
            <text:p>Precision G</text:p>
          </table:table-cell>
          <table:table-cell table:style-name="ce1" office:value-type="string" calcext:value-type="string">
            <text:p>Acc Mac G</text:p>
          </table:table-cell>
          <table:table-cell table:style-name="ce1" office:value-type="string" calcext:value-type="string">
            <text:p>Acc Mic G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DecisionTree</text:p>
          </table:table-cell>
          <table:table-cell table:style-name="Default" table:formula="of:=2*(([.C2]*[.D2])/([.C2]+[.D2]))" office:value-type="float" office:value="0.0312478293810749" calcext:value-type="float">
            <text:p>0.0312478294</text:p>
          </table:table-cell>
          <table:table-cell office:value-type="float" office:value="0.0240975422427" calcext:value-type="float">
            <text:p>0.0240975422</text:p>
          </table:table-cell>
          <table:table-cell office:value-type="float" office:value="0.0444317315027" calcext:value-type="float">
            <text:p>0.0444317315</text:p>
          </table:table-cell>
          <table:table-cell office:value-type="float" office:value="0.949152542373" calcext:value-type="float">
            <text:p>0.9491525424</text:p>
          </table:table-cell>
          <table:table-cell office:value-type="float" office:value="0.0847457627119" calcext:value-type="float">
            <text:p>0.0847457627</text:p>
          </table:table-cell>
          <table:table-cell office:value-type="float" office:value="0.301587301587" calcext:value-type="float">
            <text:p>0.3015873016</text:p>
          </table:table-cell>
          <table:table-cell office:value-type="float" office:value="0.293895348837" calcext:value-type="float">
            <text:p>0.2938953488</text:p>
          </table:table-cell>
          <table:table-cell office:value-type="float" office:value="0.703389830508" calcext:value-type="float">
            <text:p>0.7033898305</text:p>
          </table:table-cell>
          <table:table-cell office:value-type="float" office:value="0.406779661017" calcext:value-type="float">
            <text:p>0.406779661</text:p>
          </table:table-cell>
          <table:table-cell office:value-type="float" office:value="0.400580720093" calcext:value-type="float">
            <text:p>0.4005807201</text:p>
          </table:table-cell>
          <table:table-cell office:value-type="float" office:value="0.394191693924" calcext:value-type="float">
            <text:p>0.3941916939</text:p>
          </table:table-cell>
          <table:table-cell office:value-type="float" office:value="0.723163841808" calcext:value-type="float">
            <text:p>0.7231638418</text:p>
          </table:table-cell>
          <table:table-cell office:value-type="float" office:value="0.584745762712" calcext:value-type="float">
            <text:p>0.5847457627</text:p>
          </table:table-cell>
          <table:table-cell office:value-type="float" office:value="0.186997126437" calcext:value-type="float">
            <text:p>0.1869971264</text:p>
          </table:table-cell>
          <table:table-cell office:value-type="float" office:value="0.148611111111" calcext:value-type="float">
            <text:p>0.1486111111</text:p>
          </table:table-cell>
          <table:table-cell office:value-type="float" office:value="0.813559322034" calcext:value-type="float">
            <text:p>0.813559322</text:p>
          </table:table-cell>
          <table:table-cell office:value-type="float" office:value="0.254237288136" calcext:value-type="float">
            <text:p>0.254237288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Kneighbors</text:p>
          </table:table-cell>
          <table:table-cell table:style-name="Default" table:formula="of:=2*(([.C3]*[.D3])/([.C3]+[.D3]))" office:value-type="float" office:value="0.129317351473288" calcext:value-type="float">
            <text:p>0.1293173515</text:p>
          </table:table-cell>
          <table:table-cell office:value-type="float" office:value="0.104443338919" calcext:value-type="float">
            <text:p>0.1044433389</text:p>
          </table:table-cell>
          <table:table-cell office:value-type="float" office:value="0.169742997523" calcext:value-type="float">
            <text:p>0.1697429975</text:p>
          </table:table-cell>
          <table:table-cell office:value-type="float" office:value="0.95205811138" calcext:value-type="float">
            <text:p>0.9520581114</text:p>
          </table:table-cell>
          <table:table-cell office:value-type="float" office:value="0.161016949153" calcext:value-type="float">
            <text:p>0.1610169492</text:p>
          </table:table-cell>
          <table:table-cell office:value-type="float" office:value="0.277777777778" calcext:value-type="float">
            <text:p>0.2777777778</text:p>
          </table:table-cell>
          <table:table-cell office:value-type="float" office:value="0.282363132363" calcext:value-type="float">
            <text:p>0.2823631324</text:p>
          </table:table-cell>
          <table:table-cell office:value-type="float" office:value="0.716101694915" calcext:value-type="float">
            <text:p>0.7161016949</text:p>
          </table:table-cell>
          <table:table-cell office:value-type="float" office:value="0.432203389831" calcext:value-type="float">
            <text:p>0.4322033898</text:p>
          </table:table-cell>
          <table:table-cell office:value-type="float" office:value="0.314518002323" calcext:value-type="float">
            <text:p>0.3145180023</text:p>
          </table:table-cell>
          <table:table-cell office:value-type="float" office:value="0.451111111111" calcext:value-type="float">
            <text:p>0.4511111111</text:p>
          </table:table-cell>
          <table:table-cell office:value-type="float" office:value="0.74011299435" calcext:value-type="float">
            <text:p>0.7401129944</text:p>
          </table:table-cell>
          <table:table-cell office:value-type="float" office:value="0.610169491525" calcext:value-type="float">
            <text:p>0.6101694915</text:p>
          </table:table-cell>
          <table:table-cell office:value-type="float" office:value="0.167261904762" calcext:value-type="float">
            <text:p>0.1672619048</text:p>
          </table:table-cell>
          <table:table-cell office:value-type="float" office:value="0.338789386401" calcext:value-type="float">
            <text:p>0.3387893864</text:p>
          </table:table-cell>
          <table:table-cell office:value-type="float" office:value="0.830508474576" calcext:value-type="float">
            <text:p>0.8305084746</text:p>
          </table:table-cell>
          <table:table-cell office:value-type="float" office:value="0.322033898305" calcext:value-type="float">
            <text:p>0.322033898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diusNeighbors</text:p>
          </table:table-cell>
          <table:table-cell table:style-name="Default" table:formula="of:=2*(([.C4]*[.D4])/([.C4]+[.D4]))" office:value-type="float" office:value="0.0522022838498705" calcext:value-type="float">
            <text:p>0.0522022838</text:p>
          </table:table-cell>
          <table:table-cell office:value-type="float" office:value="0.0322580645161" calcext:value-type="float">
            <text:p>0.0322580645</text:p>
          </table:table-cell>
          <table:table-cell office:value-type="float" office:value="0.136752136752" calcext:value-type="float">
            <text:p>0.1367521368</text:p>
          </table:table-cell>
          <table:table-cell office:value-type="float" office:value="0.952979770366" calcext:value-type="float">
            <text:p>0.9529797704</text:p>
          </table:table-cell>
          <table:table-cell office:value-type="float" office:value="0.271186440678" calcext:value-type="float">
            <text:p>0.2711864407</text:p>
          </table:table-cell>
          <table:table-cell office:value-type="float" office:value="0.25" calcext:value-type="float">
            <text:p>0.25</text:p>
          </table:table-cell>
          <table:table-cell office:value-type="float" office:value="0.533898305085" calcext:value-type="float">
            <text:p>0.5338983051</text:p>
          </table:table-cell>
          <table:table-cell office:value-type="float" office:value="0.766949152542" calcext:value-type="float">
            <text:p>0.7669491525</text:p>
          </table:table-cell>
          <table:table-cell office:value-type="float" office:value="0.533898305085" calcext:value-type="float">
            <text:p>0.5338983051</text:p>
          </table:table-cell>
          <table:table-cell office:value-type="float" office:value="0.342857142857" calcext:value-type="float">
            <text:p>0.3428571429</text:p>
          </table:table-cell>
          <table:table-cell office:value-type="float" office:value="0.850427350427" calcext:value-type="float">
            <text:p>0.8504273504</text:p>
          </table:table-cell>
          <table:table-cell office:value-type="float" office:value="0.802259887006" calcext:value-type="float">
            <text:p>0.802259887</text:p>
          </table:table-cell>
          <table:table-cell office:value-type="float" office:value="0.703389830508" calcext:value-type="float">
            <text:p>0.7033898305</text:p>
          </table:table-cell>
          <table:table-cell office:value-type="float" office:value="0.125" calcext:value-type="float">
            <text:p>0.125</text:p>
          </table:table-cell>
          <table:table-cell office:value-type="float" office:value="0.247863247863" calcext:value-type="float">
            <text:p>0.2478632479</text:p>
          </table:table-cell>
          <table:table-cell office:value-type="float" office:value="0.872881355932" calcext:value-type="float">
            <text:p>0.8728813559</text:p>
          </table:table-cell>
          <table:table-cell office:value-type="float" office:value="0.491525423729" calcext:value-type="float">
            <text:p>0.491525423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nearSVC</text:p>
          </table:table-cell>
          <table:table-cell office:value-type="string" calcext:value-type="string">
            <text:p>CANNOT CAST ARRAY DATA FROM DTYPE('FLOAT64') TO DTYPE('S32') ACCORDING TO THE RULE 'SAFE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VC</text:p>
          </table:table-cell>
          <table:table-cell table:style-name="Default" table:formula="of:=2*(([.C6]*[.D6])/([.C6]+[.D6]))" office:value-type="float" office:value="0.057657657657612" calcext:value-type="float">
            <text:p>0.0576576577</text:p>
          </table:table-cell>
          <table:table-cell office:value-type="float" office:value="0.0322580645161" calcext:value-type="float">
            <text:p>0.0322580645</text:p>
          </table:table-cell>
          <table:table-cell office:value-type="float" office:value="0.271186440678" calcext:value-type="float">
            <text:p>0.2711864407</text:p>
          </table:table-cell>
          <table:table-cell office:value-type="float" office:value="0.952979770366" calcext:value-type="float">
            <text:p>0.9529797704</text:p>
          </table:table-cell>
          <table:table-cell office:value-type="float" office:value="0.271186440678" calcext:value-type="float">
            <text:p>0.27118644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SVC</text:p>
          </table:table-cell>
          <table:table-cell office:value-type="string" calcext:value-type="string">
            <text:p>INFEAS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GD</text:p>
          </table:table-cell>
          <table:table-cell office:value-type="string" calcext:value-type="string">
            <text:p>CANNOT CAST ARRAY DATA FROM DTYPE('FLOAT64') TO DTYPE('S32') ACCORDING TO THE RULE 'SAFE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ussianNB</text:p>
          </table:table-cell>
          <table:table-cell office:value-type="string" calcext:value-type="string">
            <text:p>CANNOT PERFORM REDUCE WITH FLEXIBLE 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nomialNB</text:p>
          </table:table-cell>
          <table:table-cell office:value-type="string" calcext:value-type="string">
            <text:p>CANNOT CAST ARRAY DATA FROM DTYPE('FLOAT64') TO DTYPE('S32') ACCORDING TO THE RULE 'SAFE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rnoulliNB</text:p>
          </table:table-cell>
          <table:table-cell office:value-type="string" calcext:value-type="string">
            <text:p>CANNOT CAST ARRAY DATA FROM DTYPE('FLOAT64') TO DTYPE('S32') ACCORDING TO THE RULE 'SAFE'</text:p>
          </table:table-cell>
          <table:table-cell table:number-columns-repeated="1022"/>
        </table:table-row>
      </table:table>
      <table:table table:name="SVC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gree</text:p>
          </table:table-cell>
          <table:table-cell table:style-name="ce1" office:value-type="string" calcext:value-type="string">
            <text:p>Decision Shape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Accuracy Macro</text:p>
          </table:table-cell>
          <table:table-cell table:style-name="ce1" office:value-type="string" calcext:value-type="string">
            <text:p>Accuracy Micro</text:p>
          </table:table-cell>
          <table:table-cell table:style-name="ce1" office:value-type="string" calcext:value-type="string">
            <text:p>F1-Scor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Linear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D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ear</text:p>
          </table:table-cell>
          <table:table-cell/>
          <table:table-cell office:value-type="string" calcext:value-type="string">
            <text:p>OVO</text:p>
          </table:table-cell>
          <table:table-cell office:value-type="string" calcext:value-type="string">
            <text:p>D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ear</text:p>
          </table:table-cell>
          <table:table-cell/>
          <table:table-cell office:value-type="string" calcext:value-type="string">
            <text:p>OVR</text:p>
          </table:table-cell>
          <table:table-cell office:value-type="string" calcext:value-type="string">
            <text:p>D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V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V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V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V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V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V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V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V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bf</text:p>
          </table:table-cell>
          <table:table-cell table:style-name="ce2"/>
          <table:table-cell table:style-name="ce2" office:value-type="string" calcext:value-type="string">
            <text:p>None</text:p>
          </table:table-cell>
          <table:table-cell table:style-name="ce2" office:value-type="float" office:value="0.0322580645161" calcext:value-type="float">
            <text:p>0.0322580645</text:p>
          </table:table-cell>
          <table:table-cell table:style-name="ce2" office:value-type="float" office:value="0.271186440678" calcext:value-type="float">
            <text:p>0.2711864407</text:p>
          </table:table-cell>
          <table:table-cell table:style-name="ce2" office:value-type="float" office:value="0.952979770366" calcext:value-type="float">
            <text:p>0.9529797704</text:p>
          </table:table-cell>
          <table:table-cell table:style-name="ce2" office:value-type="float" office:value="0.271186440678" calcext:value-type="float">
            <text:p>0.2711864407</text:p>
          </table:table-cell>
          <table:table-cell table:style-name="ce2" table:formula="of:=2*(([.D17]*[.E17])/([.D17]+[.E17]))" office:value-type="float" office:value="0.057657657657612" calcext:value-type="float">
            <text:p>0.0576576577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Rbf</text:p>
          </table:table-cell>
          <table:table-cell/>
          <table:table-cell office:value-type="string" calcext:value-type="string">
            <text:p>OVO</text:p>
          </table:table-cell>
          <table:table-cell office:value-type="float" office:value="0.0322580645161" calcext:value-type="float">
            <text:p>0.0322580645</text:p>
          </table:table-cell>
          <table:table-cell office:value-type="float" office:value="0.271186440678" calcext:value-type="float">
            <text:p>0.2711864407</text:p>
          </table:table-cell>
          <table:table-cell office:value-type="float" office:value="0.952979770366" calcext:value-type="float">
            <text:p>0.9529797704</text:p>
          </table:table-cell>
          <table:table-cell office:value-type="float" office:value="0.271186440678" calcext:value-type="float">
            <text:p>0.2711864407</text:p>
          </table:table-cell>
          <table:table-cell table:formula="of:=2*(([.D18]*[.E18])/([.D18]+[.E18]))" office:value-type="float" office:value="0.057657657657612" calcext:value-type="float">
            <text:p>0.05765765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bf</text:p>
          </table:table-cell>
          <table:table-cell/>
          <table:table-cell office:value-type="string" calcext:value-type="string">
            <text:p>OVR</text:p>
          </table:table-cell>
          <table:table-cell office:value-type="float" office:value="0.0322580645161" calcext:value-type="float">
            <text:p>0.0322580645</text:p>
          </table:table-cell>
          <table:table-cell office:value-type="float" office:value="0.271186440678" calcext:value-type="float">
            <text:p>0.2711864407</text:p>
          </table:table-cell>
          <table:table-cell office:value-type="float" office:value="0.952979770366" calcext:value-type="float">
            <text:p>0.9529797704</text:p>
          </table:table-cell>
          <table:table-cell office:value-type="float" office:value="0.271186440678" calcext:value-type="float">
            <text:p>0.2711864407</text:p>
          </table:table-cell>
          <table:table-cell table:formula="of:=2*(([.D19]*[.E19])/([.D19]+[.E19]))" office:value-type="float" office:value="0.057657657657612" calcext:value-type="float">
            <text:p>0.05765765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moid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0.0322580645161" calcext:value-type="float">
            <text:p>0.0322580645</text:p>
          </table:table-cell>
          <table:table-cell office:value-type="float" office:value="0.271186440678" calcext:value-type="float">
            <text:p>0.2711864407</text:p>
          </table:table-cell>
          <table:table-cell office:value-type="float" office:value="0.952979770366" calcext:value-type="float">
            <text:p>0.9529797704</text:p>
          </table:table-cell>
          <table:table-cell office:value-type="float" office:value="0.271186440678" calcext:value-type="float">
            <text:p>0.2711864407</text:p>
          </table:table-cell>
          <table:table-cell table:formula="of:=2*(([.D20]*[.E20])/([.D20]+[.E20]))" office:value-type="float" office:value="0.057657657657612" calcext:value-type="float">
            <text:p>0.05765765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moid</text:p>
          </table:table-cell>
          <table:table-cell/>
          <table:table-cell office:value-type="string" calcext:value-type="string">
            <text:p>OVO</text:p>
          </table:table-cell>
          <table:table-cell office:value-type="float" office:value="0.0322580645161" calcext:value-type="float">
            <text:p>0.0322580645</text:p>
          </table:table-cell>
          <table:table-cell office:value-type="float" office:value="0.271186440678" calcext:value-type="float">
            <text:p>0.2711864407</text:p>
          </table:table-cell>
          <table:table-cell office:value-type="float" office:value="0.952979770366" calcext:value-type="float">
            <text:p>0.9529797704</text:p>
          </table:table-cell>
          <table:table-cell office:value-type="float" office:value="0.271186440678" calcext:value-type="float">
            <text:p>0.2711864407</text:p>
          </table:table-cell>
          <table:table-cell table:formula="of:=2*(([.D21]*[.E21])/([.D21]+[.E21]))" office:value-type="float" office:value="0.057657657657612" calcext:value-type="float">
            <text:p>0.05765765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moid</text:p>
          </table:table-cell>
          <table:table-cell/>
          <table:table-cell office:value-type="string" calcext:value-type="string">
            <text:p>OVR</text:p>
          </table:table-cell>
          <table:table-cell office:value-type="float" office:value="0.0322580645161" calcext:value-type="float">
            <text:p>0.0322580645</text:p>
          </table:table-cell>
          <table:table-cell office:value-type="float" office:value="0.271186440678" calcext:value-type="float">
            <text:p>0.2711864407</text:p>
          </table:table-cell>
          <table:table-cell office:value-type="float" office:value="0.952979770366" calcext:value-type="float">
            <text:p>0.9529797704</text:p>
          </table:table-cell>
          <table:table-cell office:value-type="float" office:value="0.271186440678" calcext:value-type="float">
            <text:p>0.2711864407</text:p>
          </table:table-cell>
          <table:table-cell table:formula="of:=2*(([.D22]*[.E22])/([.D22]+[.E22]))" office:value-type="float" office:value="0.057657657657612" calcext:value-type="float">
            <text:p>0.0576576577</text:p>
          </table:table-cell>
          <table:table-cell table:number-columns-repeated="1016"/>
        </table:table-row>
      </table:table>
      <table:table table:name="KNeighbors" table:style-name="ta1">
        <table:table-column table:style-name="co2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Neighbors</text:p>
          </table:table-cell>
          <table:table-cell table:style-name="ce1" office:value-type="string" calcext:value-type="string">
            <text:p>Weights</text:p>
          </table:table-cell>
          <table:table-cell table:style-name="ce1" office:value-type="string" calcext:value-type="string">
            <text:p>Leaf Size</text:p>
          </table:table-cell>
          <table:table-cell table:style-name="ce1" office:value-type="string" calcext:value-type="string">
            <text:p>F1-Score C</text:p>
          </table:table-cell>
          <table:table-cell table:style-name="ce1" office:value-type="string" calcext:value-type="string">
            <text:p>Recall C</text:p>
          </table:table-cell>
          <table:table-cell table:style-name="ce1" office:value-type="string" calcext:value-type="string">
            <text:p>Precision C</text:p>
          </table:table-cell>
          <table:table-cell table:style-name="ce1" office:value-type="string" calcext:value-type="string">
            <text:p>Acc Mac C</text:p>
          </table:table-cell>
          <table:table-cell table:style-name="ce1" office:value-type="string" calcext:value-type="string">
            <text:p>Acc Mic C</text:p>
          </table:table-cell>
          <table:table-cell table:style-name="ce1" office:value-type="string" calcext:value-type="string">
            <text:p>Recall O</text:p>
          </table:table-cell>
          <table:table-cell table:style-name="ce1" office:value-type="string" calcext:value-type="string">
            <text:p>Precision O</text:p>
          </table:table-cell>
          <table:table-cell table:style-name="ce1" office:value-type="string" calcext:value-type="string">
            <text:p>Acc Mac O</text:p>
          </table:table-cell>
          <table:table-cell table:style-name="ce1" office:value-type="string" calcext:value-type="string">
            <text:p>Acc Mic O</text:p>
          </table:table-cell>
          <table:table-cell table:style-name="ce1" office:value-type="string" calcext:value-type="string">
            <text:p>Recall S</text:p>
          </table:table-cell>
          <table:table-cell table:style-name="ce1" office:value-type="string" calcext:value-type="string">
            <text:p>Precision S</text:p>
          </table:table-cell>
          <table:table-cell table:style-name="ce1" office:value-type="string" calcext:value-type="string">
            <text:p>Acc Mac S</text:p>
          </table:table-cell>
          <table:table-cell table:style-name="ce1" office:value-type="string" calcext:value-type="string">
            <text:p>Acc Mic S</text:p>
          </table:table-cell>
          <table:table-cell table:style-name="ce1" office:value-type="string" calcext:value-type="string">
            <text:p>Recall G</text:p>
          </table:table-cell>
          <table:table-cell table:style-name="ce1" office:value-type="string" calcext:value-type="string">
            <text:p>Precision G</text:p>
          </table:table-cell>
          <table:table-cell table:style-name="ce1" office:value-type="string" calcext:value-type="string">
            <text:p>Acc Mac G</text:p>
          </table:table-cell>
          <table:table-cell table:style-name="ce1" office:value-type="string" calcext:value-type="string">
            <text:p>Acc Mic G</text:p>
          </table:table-cell>
          <table:table-cell table:style-name="ce1"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ance</text:p>
          </table:table-cell>
          <table:table-cell office:value-type="float" office:value="30" calcext:value-type="float">
            <text:p>30</text:p>
          </table:table-cell>
          <table:table-cell table:formula="of:=2*(([.E2]*[.F2])/([.E2]+[.F2]))" office:value-type="float" office:value="0.0526922167156609" calcext:value-type="float">
            <text:p>0.0526922167</text:p>
          </table:table-cell>
          <table:table-cell office:value-type="float" office:value="0.0522317064656" calcext:value-type="float">
            <text:p>0.0522317065</text:p>
          </table:table-cell>
          <table:table-cell office:value-type="float" office:value="0.0531609195402" calcext:value-type="float">
            <text:p>0.0531609195</text:p>
          </table:table-cell>
          <table:table-cell office:value-type="float" office:value="0.952720785013" calcext:value-type="float">
            <text:p>0.952720785</text:p>
          </table:table-cell>
          <table:table-cell office:value-type="float" office:value="0.101694915254" calcext:value-type="float">
            <text:p>0.1016949153</text:p>
          </table:table-cell>
          <table:table-cell office:value-type="float" office:value="0.364087301587" calcext:value-type="float">
            <text:p>0.3640873016</text:p>
          </table:table-cell>
          <table:table-cell office:value-type="float" office:value="0.425130052021" calcext:value-type="float">
            <text:p>0.425130052</text:p>
          </table:table-cell>
          <table:table-cell office:value-type="float" office:value="0.720338983051" calcext:value-type="float">
            <text:p>0.7203389831</text:p>
          </table:table-cell>
          <table:table-cell office:value-type="float" office:value="0.440677966102" calcext:value-type="float">
            <text:p>0.4406779661</text:p>
          </table:table-cell>
          <table:table-cell office:value-type="float" office:value="0.329849012776" calcext:value-type="float">
            <text:p>0.3298490128</text:p>
          </table:table-cell>
          <table:table-cell office:value-type="float" office:value="0.333936651584" calcext:value-type="float">
            <text:p>0.3339366516</text:p>
          </table:table-cell>
          <table:table-cell office:value-type="float" office:value="0.677966101695" calcext:value-type="float">
            <text:p>0.6779661017</text:p>
          </table:table-cell>
          <table:table-cell office:value-type="float" office:value="0.516949152542" calcext:value-type="float">
            <text:p>0.5169491525</text:p>
          </table:table-cell>
          <table:table-cell office:value-type="float" office:value="0.122649835796" calcext:value-type="float">
            <text:p>0.1226498358</text:p>
          </table:table-cell>
          <table:table-cell office:value-type="float" office:value="0.130521680217" calcext:value-type="float">
            <text:p>0.1305216802</text:p>
          </table:table-cell>
          <table:table-cell office:value-type="float" office:value="0.805084745763" calcext:value-type="float">
            <text:p>0.8050847458</text:p>
          </table:table-cell>
          <table:table-cell office:value-type="float" office:value="0.220338983051" calcext:value-type="float">
            <text:p>0.2203389831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form</text:p>
          </table:table-cell>
          <table:table-cell office:value-type="float" office:value="30" calcext:value-type="float">
            <text:p>30</text:p>
          </table:table-cell>
          <table:table-cell table:formula="of:=2*(([.E3]*[.F3])/([.E3]+[.F3]))" office:value-type="float" office:value="0.0526922167156609" calcext:value-type="float">
            <text:p>0.0526922167</text:p>
          </table:table-cell>
          <table:table-cell office:value-type="float" office:value="0.0522317064656" calcext:value-type="float">
            <text:p>0.0522317065</text:p>
          </table:table-cell>
          <table:table-cell office:value-type="float" office:value="0.0531609195402" calcext:value-type="float">
            <text:p>0.0531609195</text:p>
          </table:table-cell>
          <table:table-cell office:value-type="float" office:value="0.952720785013" calcext:value-type="float">
            <text:p>0.952720785</text:p>
          </table:table-cell>
          <table:table-cell office:value-type="float" office:value="0.101694915254" calcext:value-type="float">
            <text:p>0.1016949153</text:p>
          </table:table-cell>
          <table:table-cell office:value-type="float" office:value="0.364087301587" calcext:value-type="float">
            <text:p>0.3640873016</text:p>
          </table:table-cell>
          <table:table-cell office:value-type="float" office:value="0.425130052021" calcext:value-type="float">
            <text:p>0.425130052</text:p>
          </table:table-cell>
          <table:table-cell office:value-type="float" office:value="0.720338983051" calcext:value-type="float">
            <text:p>0.7203389831</text:p>
          </table:table-cell>
          <table:table-cell office:value-type="float" office:value="0.440677966102" calcext:value-type="float">
            <text:p>0.4406779661</text:p>
          </table:table-cell>
          <table:table-cell office:value-type="float" office:value="0.329849012776" calcext:value-type="float">
            <text:p>0.3298490128</text:p>
          </table:table-cell>
          <table:table-cell office:value-type="float" office:value="0.333936651584" calcext:value-type="float">
            <text:p>0.3339366516</text:p>
          </table:table-cell>
          <table:table-cell office:value-type="float" office:value="0.677966101695" calcext:value-type="float">
            <text:p>0.6779661017</text:p>
          </table:table-cell>
          <table:table-cell office:value-type="float" office:value="0.516949152542" calcext:value-type="float">
            <text:p>0.5169491525</text:p>
          </table:table-cell>
          <table:table-cell office:value-type="float" office:value="0.122649835796" calcext:value-type="float">
            <text:p>0.1226498358</text:p>
          </table:table-cell>
          <table:table-cell office:value-type="float" office:value="0.130521680217" calcext:value-type="float">
            <text:p>0.1305216802</text:p>
          </table:table-cell>
          <table:table-cell office:value-type="float" office:value="0.805084745763" calcext:value-type="float">
            <text:p>0.8050847458</text:p>
          </table:table-cell>
          <table:table-cell office:value-type="float" office:value="0.220338983051" calcext:value-type="float">
            <text:p>0.2203389831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iform</text:p>
          </table:table-cell>
          <table:table-cell office:value-type="float" office:value="30" calcext:value-type="float">
            <text:p>30</text:p>
          </table:table-cell>
          <table:table-cell table:formula="of:=2*(([.E4]*[.F4])/([.E4]+[.F4]))" office:value-type="float" office:value="0.0815081459063422" calcext:value-type="float">
            <text:p>0.0815081459</text:p>
          </table:table-cell>
          <table:table-cell office:value-type="float" office:value="0.0666457198715" calcext:value-type="float">
            <text:p>0.0666457199</text:p>
          </table:table-cell>
          <table:table-cell office:value-type="float" office:value="0.104901960784" calcext:value-type="float">
            <text:p>0.1049019608</text:p>
          </table:table-cell>
          <table:table-cell office:value-type="float" office:value="0.947611710324" calcext:value-type="float">
            <text:p>0.9476117103</text:p>
          </table:table-cell>
          <table:table-cell office:value-type="float" office:value="0.135593220339" calcext:value-type="float">
            <text:p>0.1355932203</text:p>
          </table:table-cell>
          <table:table-cell office:value-type="float" office:value="0.265873015873" calcext:value-type="float">
            <text:p>0.2658730159</text:p>
          </table:table-cell>
          <table:table-cell office:value-type="float" office:value="0.35089869281" calcext:value-type="float">
            <text:p>0.3508986928</text:p>
          </table:table-cell>
          <table:table-cell office:value-type="float" office:value="0.720338983051" calcext:value-type="float">
            <text:p>0.7203389831</text:p>
          </table:table-cell>
          <table:table-cell office:value-type="float" office:value="0.440677966102" calcext:value-type="float">
            <text:p>0.4406779661</text:p>
          </table:table-cell>
          <table:table-cell office:value-type="float" office:value="0.3131242741" calcext:value-type="float">
            <text:p>0.3131242741</text:p>
          </table:table-cell>
          <table:table-cell office:value-type="float" office:value="0.439805825243" calcext:value-type="float">
            <text:p>0.4398058252</text:p>
          </table:table-cell>
          <table:table-cell office:value-type="float" office:value="0.745762711864" calcext:value-type="float">
            <text:p>0.7457627119</text:p>
          </table:table-cell>
          <table:table-cell office:value-type="float" office:value="0.618644067797" calcext:value-type="float">
            <text:p>0.6186440678</text:p>
          </table:table-cell>
          <table:table-cell office:value-type="float" office:value="0.190773809524" calcext:value-type="float">
            <text:p>0.1907738095</text:p>
          </table:table-cell>
          <table:table-cell office:value-type="float" office:value="0.337685492802" calcext:value-type="float">
            <text:p>0.3376854928</text:p>
          </table:table-cell>
          <table:table-cell office:value-type="float" office:value="0.838983050847" calcext:value-type="float">
            <text:p>0.8389830508</text:p>
          </table:table-cell>
          <table:table-cell office:value-type="float" office:value="0.3559322033" calcext:value-type="float">
            <text:p>0.3559322033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stance</text:p>
          </table:table-cell>
          <table:table-cell office:value-type="float" office:value="30" calcext:value-type="float">
            <text:p>30</text:p>
          </table:table-cell>
          <table:table-cell table:formula="of:=2*(([.E5]*[.F5])/([.E5]+[.F5]))" office:value-type="float" office:value="0.0870138735392128" calcext:value-type="float">
            <text:p>0.0870138735</text:p>
          </table:table-cell>
          <table:table-cell office:value-type="float" office:value="0.0988269794721" calcext:value-type="float">
            <text:p>0.0988269795</text:p>
          </table:table-cell>
          <table:table-cell office:value-type="float" office:value="0.0777233519169" calcext:value-type="float">
            <text:p>0.0777233519</text:p>
          </table:table-cell>
          <table:table-cell office:value-type="float" office:value="0.957203389831" calcext:value-type="float">
            <text:p>0.9572033898</text:p>
          </table:table-cell>
          <table:table-cell office:value-type="float" office:value="0.14406779661" calcext:value-type="float">
            <text:p>0.1440677966</text:p>
          </table:table-cell>
          <table:table-cell office:value-type="float" office:value="0.308531746032" calcext:value-type="float">
            <text:p>0.308531746</text:p>
          </table:table-cell>
          <table:table-cell office:value-type="float" office:value="0.401400815335" calcext:value-type="float">
            <text:p>0.4014008153</text:p>
          </table:table-cell>
          <table:table-cell office:value-type="float" office:value="0.724576271186" calcext:value-type="float">
            <text:p>0.7245762712</text:p>
          </table:table-cell>
          <table:table-cell office:value-type="float" office:value="0.449152542373" calcext:value-type="float">
            <text:p>0.4491525424</text:p>
          </table:table-cell>
          <table:table-cell office:value-type="float" office:value="0.345993031359" calcext:value-type="float">
            <text:p>0.3459930314</text:p>
          </table:table-cell>
          <table:table-cell office:value-type="float" office:value="0.351785714286" calcext:value-type="float">
            <text:p>0.3517857143</text:p>
          </table:table-cell>
          <table:table-cell office:value-type="float" office:value="0.723163841808" calcext:value-type="float">
            <text:p>0.7231638418</text:p>
          </table:table-cell>
          <table:table-cell office:value-type="float" office:value="0.584745762712" calcext:value-type="float">
            <text:p>0.5847457627</text:p>
          </table:table-cell>
          <table:table-cell office:value-type="float" office:value="0.139891215107" calcext:value-type="float">
            <text:p>0.1398912151</text:p>
          </table:table-cell>
          <table:table-cell office:value-type="float" office:value="0.152455478918" calcext:value-type="float">
            <text:p>0.1524554789</text:p>
          </table:table-cell>
          <table:table-cell office:value-type="float" office:value="0.822033898305" calcext:value-type="float">
            <text:p>0.8220338983</text:p>
          </table:table-cell>
          <table:table-cell office:value-type="float" office:value="0.28813559322" calcext:value-type="float">
            <text:p>0.2881355932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iform</text:p>
          </table:table-cell>
          <table:table-cell office:value-type="float" office:value="30" calcext:value-type="float">
            <text:p>30</text:p>
          </table:table-cell>
          <table:table-cell table:formula="of:=2*(([.E6]*[.F6])/([.E6]+[.F6]))" office:value-type="float" office:value="0.115230110387123" calcext:value-type="float">
            <text:p>0.1152301104</text:p>
          </table:table-cell>
          <table:table-cell office:value-type="float" office:value="0.0950635386119" calcext:value-type="float">
            <text:p>0.0950635386</text:p>
          </table:table-cell>
          <table:table-cell office:value-type="float" office:value="0.146256684492" calcext:value-type="float">
            <text:p>0.1462566845</text:p>
          </table:table-cell>
          <table:table-cell office:value-type="float" office:value="0.952448210923" calcext:value-type="float">
            <text:p>0.9524482109</text:p>
          </table:table-cell>
          <table:table-cell office:value-type="float" office:value="0.14406779661" calcext:value-type="float">
            <text:p>0.1440677966</text:p>
          </table:table-cell>
          <table:table-cell office:value-type="float" office:value="0.325396825397" calcext:value-type="float">
            <text:p>0.3253968254</text:p>
          </table:table-cell>
          <table:table-cell office:value-type="float" office:value="0.309915413534" calcext:value-type="float">
            <text:p>0.3099154135</text:p>
          </table:table-cell>
          <table:table-cell office:value-type="float" office:value="0.724576271186" calcext:value-type="float">
            <text:p>0.7245762712</text:p>
          </table:table-cell>
          <table:table-cell office:value-type="float" office:value="0.449152542373" calcext:value-type="float">
            <text:p>0.4491525424</text:p>
          </table:table-cell>
          <table:table-cell office:value-type="float" office:value="0.339140534262" calcext:value-type="float">
            <text:p>0.3391405343</text:p>
          </table:table-cell>
          <table:table-cell office:value-type="float" office:value="0.346405228758" calcext:value-type="float">
            <text:p>0.3464052288</text:p>
          </table:table-cell>
          <table:table-cell office:value-type="float" office:value="0.728813559322" calcext:value-type="float">
            <text:p>0.7288135593</text:p>
          </table:table-cell>
          <table:table-cell office:value-type="float" office:value="0.593220338983" calcext:value-type="float">
            <text:p>0.593220339</text:p>
          </table:table-cell>
          <table:table-cell office:value-type="float" office:value="0.146572249589" calcext:value-type="float">
            <text:p>0.1465722496</text:p>
          </table:table-cell>
          <table:table-cell office:value-type="float" office:value="0.266709292413" calcext:value-type="float">
            <text:p>0.2667092924</text:p>
          </table:table-cell>
          <table:table-cell office:value-type="float" office:value="0.832627118644" calcext:value-type="float">
            <text:p>0.8326271186</text:p>
          </table:table-cell>
          <table:table-cell office:value-type="float" office:value="0.330508474576" calcext:value-type="float">
            <text:p>0.3305084746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iform</text:p>
          </table:table-cell>
          <table:table-cell office:value-type="float" office:value="30" calcext:value-type="float">
            <text:p>30</text:p>
          </table:table-cell>
          <table:table-cell table:formula="of:=2*(([.E7]*[.F7])/([.E7]+[.F7]))" office:value-type="float" office:value="0.081448939034063" calcext:value-type="float">
            <text:p>0.081448939</text:p>
          </table:table-cell>
          <table:table-cell office:value-type="float" office:value="0.0711772098869" calcext:value-type="float">
            <text:p>0.0711772099</text:p>
          </table:table-cell>
          <table:table-cell office:value-type="float" office:value="0.095185329108" calcext:value-type="float">
            <text:p>0.0951853291</text:p>
          </table:table-cell>
          <table:table-cell office:value-type="float" office:value="0.952448210923" calcext:value-type="float">
            <text:p>0.9524482109</text:p>
          </table:table-cell>
          <table:table-cell office:value-type="float" office:value="0.14406779661" calcext:value-type="float">
            <text:p>0.1440677966</text:p>
          </table:table-cell>
          <table:table-cell office:value-type="float" office:value="0.279761904762" calcext:value-type="float">
            <text:p>0.2797619048</text:p>
          </table:table-cell>
          <table:table-cell office:value-type="float" office:value="0.278852443697" calcext:value-type="float">
            <text:p>0.2788524437</text:p>
          </table:table-cell>
          <table:table-cell office:value-type="float" office:value="0.71186440678" calcext:value-type="float">
            <text:p>0.7118644068</text:p>
          </table:table-cell>
          <table:table-cell office:value-type="float" office:value="0.423728813559" calcext:value-type="float">
            <text:p>0.4237288136</text:p>
          </table:table-cell>
          <table:table-cell office:value-type="float" office:value="0.322648083624" calcext:value-type="float">
            <text:p>0.3226480836</text:p>
          </table:table-cell>
          <table:table-cell office:value-type="float" office:value="0.468137254902" calcext:value-type="float">
            <text:p>0.4681372549</text:p>
          </table:table-cell>
          <table:table-cell office:value-type="float" office:value="0.751412429379" calcext:value-type="float">
            <text:p>0.7514124294</text:p>
          </table:table-cell>
          <table:table-cell office:value-type="float" office:value="0.627118644068" calcext:value-type="float">
            <text:p>0.6271186441</text:p>
          </table:table-cell>
          <table:table-cell office:value-type="float" office:value="0.148511904762" calcext:value-type="float">
            <text:p>0.1485119048</text:p>
          </table:table-cell>
          <table:table-cell office:value-type="float" office:value="0.357216531512" calcext:value-type="float">
            <text:p>0.3572165315</text:p>
          </table:table-cell>
          <table:table-cell office:value-type="float" office:value="0.830508474576" calcext:value-type="float">
            <text:p>0.8305084746</text:p>
          </table:table-cell>
          <table:table-cell office:value-type="float" office:value="0.322033898305" calcext:value-type="float">
            <text:p>0.3220338983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iform</text:p>
          </table:table-cell>
          <table:table-cell office:value-type="float" office:value="30" calcext:value-type="float">
            <text:p>30</text:p>
          </table:table-cell>
          <table:table-cell table:formula="of:=2*(([.E8]*[.F8])/([.E8]+[.F8]))" office:value-type="float" office:value="0.0809109505349318" calcext:value-type="float">
            <text:p>0.0809109505</text:p>
          </table:table-cell>
          <table:table-cell office:value-type="float" office:value="0.0666457198715" calcext:value-type="float">
            <text:p>0.0666457199</text:p>
          </table:table-cell>
          <table:table-cell office:value-type="float" office:value="0.102946127946" calcext:value-type="float">
            <text:p>0.1029461279</text:p>
          </table:table-cell>
          <table:table-cell office:value-type="float" office:value="0.948125321007" calcext:value-type="float">
            <text:p>0.948125321</text:p>
          </table:table-cell>
          <table:table-cell office:value-type="float" office:value="0.14406779661" calcext:value-type="float">
            <text:p>0.1440677966</text:p>
          </table:table-cell>
          <table:table-cell office:value-type="float" office:value="0.260912698413" calcext:value-type="float">
            <text:p>0.2609126984</text:p>
          </table:table-cell>
          <table:table-cell office:value-type="float" office:value="0.345052285887" calcext:value-type="float">
            <text:p>0.3450522859</text:p>
          </table:table-cell>
          <table:table-cell office:value-type="float" office:value="0.707627118644" calcext:value-type="float">
            <text:p>0.7076271186</text:p>
          </table:table-cell>
          <table:table-cell office:value-type="float" office:value="0.415254237288" calcext:value-type="float">
            <text:p>0.4152542373</text:p>
          </table:table-cell>
          <table:table-cell office:value-type="float" office:value="0.329384436702" calcext:value-type="float">
            <text:p>0.3293844367</text:p>
          </table:table-cell>
          <table:table-cell office:value-type="float" office:value="0.482158028887" calcext:value-type="float">
            <text:p>0.4821580289</text:p>
          </table:table-cell>
          <table:table-cell office:value-type="float" office:value="0.768361581921" calcext:value-type="float">
            <text:p>0.7683615819</text:p>
          </table:table-cell>
          <table:table-cell office:value-type="float" office:value="0.652542372881" calcext:value-type="float">
            <text:p>0.6525423729</text:p>
          </table:table-cell>
          <table:table-cell office:value-type="float" office:value="0.184523809524" calcext:value-type="float">
            <text:p>0.1845238095</text:p>
          </table:table-cell>
          <table:table-cell office:value-type="float" office:value="0.35873015873" calcext:value-type="float">
            <text:p>0.3587301587</text:p>
          </table:table-cell>
          <table:table-cell office:value-type="float" office:value="0.83686440678" calcext:value-type="float">
            <text:p>0.8368644068</text:p>
          </table:table-cell>
          <table:table-cell office:value-type="float" office:value="0.347457627119" calcext:value-type="float">
            <text:p>0.3474576271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stance</text:p>
          </table:table-cell>
          <table:table-cell office:value-type="float" office:value="30" calcext:value-type="float">
            <text:p>30</text:p>
          </table:table-cell>
          <table:table-cell table:formula="of:=2*(([.E9]*[.F9])/([.E9]+[.F9]))" office:value-type="float" office:value="0.0981085867759672" calcext:value-type="float">
            <text:p>0.0981085868</text:p>
          </table:table-cell>
          <table:table-cell office:value-type="float" office:value="0.0950635386119" calcext:value-type="float">
            <text:p>0.0950635386</text:p>
          </table:table-cell>
          <table:table-cell office:value-type="float" office:value="0.101355166573" calcext:value-type="float">
            <text:p>0.1013551666</text:p>
          </table:table-cell>
          <table:table-cell office:value-type="float" office:value="0.951089588378" calcext:value-type="float">
            <text:p>0.9510895884</text:p>
          </table:table-cell>
          <table:table-cell office:value-type="float" office:value="0.14406779661" calcext:value-type="float">
            <text:p>0.1440677966</text:p>
          </table:table-cell>
          <table:table-cell office:value-type="float" office:value="0.285714285714" calcext:value-type="float">
            <text:p>0.2857142857</text:p>
          </table:table-cell>
          <table:table-cell office:value-type="float" office:value="0.380475837481" calcext:value-type="float">
            <text:p>0.3804758375</text:p>
          </table:table-cell>
          <table:table-cell office:value-type="float" office:value="0.720338983051" calcext:value-type="float">
            <text:p>0.7203389831</text:p>
          </table:table-cell>
          <table:table-cell office:value-type="float" office:value="0.440677966102" calcext:value-type="float">
            <text:p>0.4406779661</text:p>
          </table:table-cell>
          <table:table-cell office:value-type="float" office:value="0.344483159117" calcext:value-type="float">
            <text:p>0.3444831591</text:p>
          </table:table-cell>
          <table:table-cell office:value-type="float" office:value="0.517730496454" calcext:value-type="float">
            <text:p>0.5177304965</text:p>
          </table:table-cell>
          <table:table-cell office:value-type="float" office:value="0.751412429379" calcext:value-type="float">
            <text:p>0.7514124294</text:p>
          </table:table-cell>
          <table:table-cell office:value-type="float" office:value="0.627118644068" calcext:value-type="float">
            <text:p>0.6271186441</text:p>
          </table:table-cell>
          <table:table-cell office:value-type="float" office:value="0.175451559934" calcext:value-type="float">
            <text:p>0.1754515599</text:p>
          </table:table-cell>
          <table:table-cell office:value-type="float" office:value="0.209716637862" calcext:value-type="float">
            <text:p>0.2097166379</text:p>
          </table:table-cell>
          <table:table-cell office:value-type="float" office:value="0.830508474576" calcext:value-type="float">
            <text:p>0.8305084746</text:p>
          </table:table-cell>
          <table:table-cell office:value-type="float" office:value="0.322033898305" calcext:value-type="float">
            <text:p>0.3220338983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stance</text:p>
          </table:table-cell>
          <table:table-cell office:value-type="float" office:value="30" calcext:value-type="float">
            <text:p>30</text:p>
          </table:table-cell>
          <table:table-cell table:formula="of:=2*(([.E10]*[.F10])/([.E10]+[.F10]))" office:value-type="float" office:value="0.0990917185474901" calcext:value-type="float">
            <text:p>0.0990917185</text:p>
          </table:table-cell>
          <table:table-cell office:value-type="float" office:value="0.0977517106549" calcext:value-type="float">
            <text:p>0.0977517107</text:p>
          </table:table-cell>
          <table:table-cell office:value-type="float" office:value="0.100468975469" calcext:value-type="float">
            <text:p>0.1004689755</text:p>
          </table:table-cell>
          <table:table-cell office:value-type="float" office:value="0.952919020716" calcext:value-type="float">
            <text:p>0.9529190207</text:p>
          </table:table-cell>
          <table:table-cell office:value-type="float" office:value="0.152542372881" calcext:value-type="float">
            <text:p>0.1525423729</text:p>
          </table:table-cell>
          <table:table-cell office:value-type="float" office:value="0.291666666667" calcext:value-type="float">
            <text:p>0.2916666667</text:p>
          </table:table-cell>
          <table:table-cell office:value-type="float" office:value="0.381525337408" calcext:value-type="float">
            <text:p>0.3815253374</text:p>
          </table:table-cell>
          <table:table-cell office:value-type="float" office:value="0.716101694915" calcext:value-type="float">
            <text:p>0.7161016949</text:p>
          </table:table-cell>
          <table:table-cell office:value-type="float" office:value="0.432203389831" calcext:value-type="float">
            <text:p>0.4322033898</text:p>
          </table:table-cell>
          <table:table-cell office:value-type="float" office:value="0.354006968641" calcext:value-type="float">
            <text:p>0.3540069686</text:p>
          </table:table-cell>
          <table:table-cell office:value-type="float" office:value="0.534838709677" calcext:value-type="float">
            <text:p>0.5348387097</text:p>
          </table:table-cell>
          <table:table-cell office:value-type="float" office:value="0.757062146893" calcext:value-type="float">
            <text:p>0.7570621469</text:p>
          </table:table-cell>
          <table:table-cell office:value-type="float" office:value="0.635593220339" calcext:value-type="float">
            <text:p>0.6355932203</text:p>
          </table:table-cell>
          <table:table-cell office:value-type="float" office:value="0.156701559934" calcext:value-type="float">
            <text:p>0.1567015599</text:p>
          </table:table-cell>
          <table:table-cell office:value-type="float" office:value="0.196398046398" calcext:value-type="float">
            <text:p>0.1963980464</text:p>
          </table:table-cell>
          <table:table-cell office:value-type="float" office:value="0.830508474576" calcext:value-type="float">
            <text:p>0.8305084746</text:p>
          </table:table-cell>
          <table:table-cell office:value-type="float" office:value="0.322033898305" calcext:value-type="float">
            <text:p>0.3220338983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tance</text:p>
          </table:table-cell>
          <table:table-cell office:value-type="float" office:value="30" calcext:value-type="float">
            <text:p>30</text:p>
          </table:table-cell>
          <table:table-cell table:formula="of:=2*(([.E11]*[.F11])/([.E11]+[.F11]))" office:value-type="float" office:value="0.104257666505788" calcext:value-type="float">
            <text:p>0.1042576665</text:p>
          </table:table-cell>
          <table:table-cell office:value-type="float" office:value="0.106123446446" calcext:value-type="float">
            <text:p>0.1061234464</text:p>
          </table:table-cell>
          <table:table-cell office:value-type="float" office:value="0.102456358456" calcext:value-type="float">
            <text:p>0.1024563585</text:p>
          </table:table-cell>
          <table:table-cell office:value-type="float" office:value="0.958050847458" calcext:value-type="float">
            <text:p>0.9580508475</text:p>
          </table:table-cell>
          <table:table-cell office:value-type="float" office:value="0.161016949153" calcext:value-type="float">
            <text:p>0.1610169492</text:p>
          </table:table-cell>
          <table:table-cell office:value-type="float" office:value="0.315476190476" calcext:value-type="float">
            <text:p>0.3154761905</text:p>
          </table:table-cell>
          <table:table-cell office:value-type="float" office:value="0.412387177093" calcext:value-type="float">
            <text:p>0.4123871771</text:p>
          </table:table-cell>
          <table:table-cell office:value-type="float" office:value="0.728813559322" calcext:value-type="float">
            <text:p>0.7288135593</text:p>
          </table:table-cell>
          <table:table-cell office:value-type="float" office:value="0.457627118644" calcext:value-type="float">
            <text:p>0.4576271186</text:p>
          </table:table-cell>
          <table:table-cell office:value-type="float" office:value="0.375842044135" calcext:value-type="float">
            <text:p>0.3758420441</text:p>
          </table:table-cell>
          <table:table-cell office:value-type="float" office:value="0.561675579323" calcext:value-type="float">
            <text:p>0.5616755793</text:p>
          </table:table-cell>
          <table:table-cell office:value-type="float" office:value="0.757062146893" calcext:value-type="float">
            <text:p>0.7570621469</text:p>
          </table:table-cell>
          <table:table-cell office:value-type="float" office:value="0.635593220339" calcext:value-type="float">
            <text:p>0.6355932203</text:p>
          </table:table-cell>
          <table:table-cell office:value-type="float" office:value="0.152391215107" calcext:value-type="float">
            <text:p>0.1523912151</text:p>
          </table:table-cell>
          <table:table-cell office:value-type="float" office:value="0.171651785714" calcext:value-type="float">
            <text:p>0.1716517857</text:p>
          </table:table-cell>
          <table:table-cell office:value-type="float" office:value="0.826271186441" calcext:value-type="float">
            <text:p>0.8262711864</text:p>
          </table:table-cell>
          <table:table-cell office:value-type="float" office:value="0.305084745763" calcext:value-type="float">
            <text:p>0.3050847458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iform</text:p>
          </table:table-cell>
          <table:table-cell office:value-type="float" office:value="30" calcext:value-type="float">
            <text:p>30</text:p>
          </table:table-cell>
          <table:table-cell table:formula="of:=2*(([.E12]*[.F12])/([.E12]+[.F12]))" office:value-type="float" office:value="0.129317351473288" calcext:value-type="float">
            <text:p>0.1293173515</text:p>
          </table:table-cell>
          <table:table-cell office:value-type="float" office:value="0.104443338919" calcext:value-type="float">
            <text:p>0.1044433389</text:p>
          </table:table-cell>
          <table:table-cell office:value-type="float" office:value="0.169742997523" calcext:value-type="float">
            <text:p>0.1697429975</text:p>
          </table:table-cell>
          <table:table-cell office:value-type="float" office:value="0.95205811138" calcext:value-type="float">
            <text:p>0.9520581114</text:p>
          </table:table-cell>
          <table:table-cell office:value-type="float" office:value="0.161016949153" calcext:value-type="float">
            <text:p>0.1610169492</text:p>
          </table:table-cell>
          <table:table-cell office:value-type="float" office:value="0.277777777778" calcext:value-type="float">
            <text:p>0.2777777778</text:p>
          </table:table-cell>
          <table:table-cell office:value-type="float" office:value="0.282363132363" calcext:value-type="float">
            <text:p>0.2823631324</text:p>
          </table:table-cell>
          <table:table-cell office:value-type="float" office:value="0.716101694915" calcext:value-type="float">
            <text:p>0.7161016949</text:p>
          </table:table-cell>
          <table:table-cell office:value-type="float" office:value="0.432203389831" calcext:value-type="float">
            <text:p>0.4322033898</text:p>
          </table:table-cell>
          <table:table-cell office:value-type="float" office:value="0.314518002323" calcext:value-type="float">
            <text:p>0.3145180023</text:p>
          </table:table-cell>
          <table:table-cell office:value-type="float" office:value="0.451111111111" calcext:value-type="float">
            <text:p>0.4511111111</text:p>
          </table:table-cell>
          <table:table-cell office:value-type="float" office:value="0.74011299435" calcext:value-type="float">
            <text:p>0.7401129944</text:p>
          </table:table-cell>
          <table:table-cell office:value-type="float" office:value="0.610169491525" calcext:value-type="float">
            <text:p>0.6101694915</text:p>
          </table:table-cell>
          <table:table-cell office:value-type="float" office:value="0.167261904762" calcext:value-type="float">
            <text:p>0.1672619048</text:p>
          </table:table-cell>
          <table:table-cell office:value-type="float" office:value="0.338789386401" calcext:value-type="float">
            <text:p>0.3387893864</text:p>
          </table:table-cell>
          <table:table-cell office:value-type="float" office:value="0.830508474576" calcext:value-type="float">
            <text:p>0.8305084746</text:p>
          </table:table-cell>
          <table:table-cell office:value-type="float" office:value="0.322033898305" calcext:value-type="float">
            <text:p>0.3220338983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niform</text:p>
          </table:table-cell>
          <table:table-cell office:value-type="float" office:value="30" calcext:value-type="float">
            <text:p>30</text:p>
          </table:table-cell>
          <table:table-cell table:formula="of:=2*(([.E13]*[.F13])/([.E13]+[.F13]))" office:value-type="float" office:value="0.0589124923685788" calcext:value-type="float">
            <text:p>0.0589124924</text:p>
          </table:table-cell>
          <table:table-cell office:value-type="float" office:value="0.0401000209468" calcext:value-type="float">
            <text:p>0.0401000209</text:p>
          </table:table-cell>
          <table:table-cell office:value-type="float" office:value="0.110975299211" calcext:value-type="float">
            <text:p>0.1109752992</text:p>
          </table:table-cell>
          <table:table-cell office:value-type="float" office:value="0.949152542373" calcext:value-type="float">
            <text:p>0.9491525424</text:p>
          </table:table-cell>
          <table:table-cell office:value-type="float" office:value="0.161016949153" calcext:value-type="float">
            <text:p>0.1610169492</text:p>
          </table:table-cell>
          <table:table-cell office:value-type="float" office:value="0.275793650794" calcext:value-type="float">
            <text:p>0.2757936508</text:p>
          </table:table-cell>
          <table:table-cell office:value-type="float" office:value="0.367287000439" calcext:value-type="float">
            <text:p>0.3672870004</text:p>
          </table:table-cell>
          <table:table-cell office:value-type="float" office:value="0.724576271186" calcext:value-type="float">
            <text:p>0.7245762712</text:p>
          </table:table-cell>
          <table:table-cell office:value-type="float" office:value="0.449152542373" calcext:value-type="float">
            <text:p>0.4491525424</text:p>
          </table:table-cell>
          <table:table-cell office:value-type="float" office:value="0.329384436702" calcext:value-type="float">
            <text:p>0.3293844367</text:p>
          </table:table-cell>
          <table:table-cell office:value-type="float" office:value="0.482158028887" calcext:value-type="float">
            <text:p>0.4821580289</text:p>
          </table:table-cell>
          <table:table-cell office:value-type="float" office:value="0.768361581921" calcext:value-type="float">
            <text:p>0.7683615819</text:p>
          </table:table-cell>
          <table:table-cell office:value-type="float" office:value="0.652542372881" calcext:value-type="float">
            <text:p>0.6525423729</text:p>
          </table:table-cell>
          <table:table-cell office:value-type="float" office:value="0.183692528736" calcext:value-type="float">
            <text:p>0.1836925287</text:p>
          </table:table-cell>
          <table:table-cell office:value-type="float" office:value="0.337799506695" calcext:value-type="float">
            <text:p>0.3377995067</text:p>
          </table:table-cell>
          <table:table-cell office:value-type="float" office:value="0.845338983051" calcext:value-type="float">
            <text:p>0.8453389831</text:p>
          </table:table-cell>
          <table:table-cell office:value-type="float" office:value="0.381355932203" calcext:value-type="float">
            <text:p>0.3813559322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stance</text:p>
          </table:table-cell>
          <table:table-cell office:value-type="float" office:value="30" calcext:value-type="float">
            <text:p>30</text:p>
          </table:table-cell>
          <table:table-cell table:formula="of:=2*(([.E14]*[.F14])/([.E14]+[.F14]))" office:value-type="float" office:value="0.0972661293994206" calcext:value-type="float">
            <text:p>0.0972661294</text:p>
          </table:table-cell>
          <table:table-cell office:value-type="float" office:value="0.103531280547" calcext:value-type="float">
            <text:p>0.1035312805</text:p>
          </table:table-cell>
          <table:table-cell office:value-type="float" office:value="0.0917159763314" calcext:value-type="float">
            <text:p>0.0917159763</text:p>
          </table:table-cell>
          <table:table-cell office:value-type="float" office:value="0.953860640301" calcext:value-type="float">
            <text:p>0.9538606403</text:p>
          </table:table-cell>
          <table:table-cell office:value-type="float" office:value="0.169491525424" calcext:value-type="float">
            <text:p>0.1694915254</text:p>
          </table:table-cell>
          <table:table-cell office:value-type="float" office:value="0.284722222222" calcext:value-type="float">
            <text:p>0.2847222222</text:p>
          </table:table-cell>
          <table:table-cell office:value-type="float" office:value="0.374684343434" calcext:value-type="float">
            <text:p>0.3746843434</text:p>
          </table:table-cell>
          <table:table-cell office:value-type="float" office:value="0.716101694915" calcext:value-type="float">
            <text:p>0.7161016949</text:p>
          </table:table-cell>
          <table:table-cell office:value-type="float" office:value="0.432203389831" calcext:value-type="float">
            <text:p>0.4322033898</text:p>
          </table:table-cell>
          <table:table-cell office:value-type="float" office:value="0.354006968641" calcext:value-type="float">
            <text:p>0.3540069686</text:p>
          </table:table-cell>
          <table:table-cell office:value-type="float" office:value="0.534838709677" calcext:value-type="float">
            <text:p>0.5348387097</text:p>
          </table:table-cell>
          <table:table-cell office:value-type="float" office:value="0.757062146893" calcext:value-type="float">
            <text:p>0.7570621469</text:p>
          </table:table-cell>
          <table:table-cell office:value-type="float" office:value="0.635593220339" calcext:value-type="float">
            <text:p>0.6355932203</text:p>
          </table:table-cell>
          <table:table-cell office:value-type="float" office:value="0.154546387521" calcext:value-type="float">
            <text:p>0.1545463875</text:p>
          </table:table-cell>
          <table:table-cell office:value-type="float" office:value="0.186119209589" calcext:value-type="float">
            <text:p>0.1861192096</text:p>
          </table:table-cell>
          <table:table-cell office:value-type="float" office:value="0.828389830508" calcext:value-type="float">
            <text:p>0.8283898305</text:p>
          </table:table-cell>
          <table:table-cell office:value-type="float" office:value="0.313559322034" calcext:value-type="float">
            <text:p>0.313559322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stance</text:p>
          </table:table-cell>
          <table:table-cell office:value-type="float" office:value="30" calcext:value-type="float">
            <text:p>30</text:p>
          </table:table-cell>
          <table:table-cell table:formula="of:=2*(([.E15]*[.F15])/([.E15]+[.F15]))" office:value-type="float" office:value="0.110464639441044" calcext:value-type="float">
            <text:p>0.1104646394</text:p>
          </table:table-cell>
          <table:table-cell office:value-type="float" office:value="0.109819683005" calcext:value-type="float">
            <text:p>0.109819683</text:p>
          </table:table-cell>
          <table:table-cell office:value-type="float" office:value="0.111117216117" calcext:value-type="float">
            <text:p>0.1111172161</text:p>
          </table:table-cell>
          <table:table-cell office:value-type="float" office:value="0.955565735227" calcext:value-type="float">
            <text:p>0.9555657352</text:p>
          </table:table-cell>
          <table:table-cell office:value-type="float" office:value="0.177966101695" calcext:value-type="float">
            <text:p>0.1779661017</text:p>
          </table:table-cell>
          <table:table-cell office:value-type="float" office:value="0.284722222222" calcext:value-type="float">
            <text:p>0.2847222222</text:p>
          </table:table-cell>
          <table:table-cell office:value-type="float" office:value="0.375598086124" calcext:value-type="float">
            <text:p>0.3755980861</text:p>
          </table:table-cell>
          <table:table-cell office:value-type="float" office:value="0.716101694915" calcext:value-type="float">
            <text:p>0.7161016949</text:p>
          </table:table-cell>
          <table:table-cell office:value-type="float" office:value="0.432203389831" calcext:value-type="float">
            <text:p>0.4322033898</text:p>
          </table:table-cell>
          <table:table-cell office:value-type="float" office:value="0.359465737515" calcext:value-type="float">
            <text:p>0.3594657375</text:p>
          </table:table-cell>
          <table:table-cell office:value-type="float" office:value="0.542328042328" calcext:value-type="float">
            <text:p>0.5423280423</text:p>
          </table:table-cell>
          <table:table-cell office:value-type="float" office:value="0.757062146893" calcext:value-type="float">
            <text:p>0.7570621469</text:p>
          </table:table-cell>
          <table:table-cell office:value-type="float" office:value="0.635593220339" calcext:value-type="float">
            <text:p>0.6355932203</text:p>
          </table:table-cell>
          <table:table-cell office:value-type="float" office:value="0.154546387521" calcext:value-type="float">
            <text:p>0.1545463875</text:p>
          </table:table-cell>
          <table:table-cell office:value-type="float" office:value="0.190076518412" calcext:value-type="float">
            <text:p>0.1900765184</text:p>
          </table:table-cell>
          <table:table-cell office:value-type="float" office:value="0.828389830508" calcext:value-type="float">
            <text:p>0.8283898305</text:p>
          </table:table-cell>
          <table:table-cell office:value-type="float" office:value="0.313559322034" calcext:value-type="float">
            <text:p>0.313559322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iform</text:p>
          </table:table-cell>
          <table:table-cell office:value-type="float" office:value="40" calcext:value-type="float">
            <text:p>40</text:p>
          </table:table-cell>
          <table:table-cell table:formula="of:=2*(([.E16]*[.F16])/([.E16]+[.F16]))" office:value-type="float" office:value="0.109852843618912" calcext:value-type="float">
            <text:p>0.1098528436</text:p>
          </table:table-cell>
          <table:table-cell office:value-type="float" office:value="0.080489805893" calcext:value-type="float">
            <text:p>0.0804898059</text:p>
          </table:table-cell>
          <table:table-cell office:value-type="float" office:value="0.172943340185" calcext:value-type="float">
            <text:p>0.1729433402</text:p>
          </table:table-cell>
          <table:table-cell office:value-type="float" office:value="0.950179763739" calcext:value-type="float">
            <text:p>0.9501797637</text:p>
          </table:table-cell>
          <table:table-cell office:value-type="float" office:value="0.177966101695" calcext:value-type="float">
            <text:p>0.1779661017</text:p>
          </table:table-cell>
          <table:table-cell office:value-type="float" office:value="0.31746031746" calcext:value-type="float">
            <text:p>0.3174603175</text:p>
          </table:table-cell>
          <table:table-cell office:value-type="float" office:value="0.312624378109" calcext:value-type="float">
            <text:p>0.3126243781</text:p>
          </table:table-cell>
          <table:table-cell office:value-type="float" office:value="0.733050847458" calcext:value-type="float">
            <text:p>0.7330508475</text:p>
          </table:table-cell>
          <table:table-cell office:value-type="float" office:value="0.466101694915" calcext:value-type="float">
            <text:p>0.4661016949</text:p>
          </table:table-cell>
          <table:table-cell office:value-type="float" office:value="0.309059233449" calcext:value-type="float">
            <text:p>0.3090592334</text:p>
          </table:table-cell>
          <table:table-cell office:value-type="float" office:value="0.292156862745" calcext:value-type="float">
            <text:p>0.2921568627</text:p>
          </table:table-cell>
          <table:table-cell office:value-type="float" office:value="0.74011299435" calcext:value-type="float">
            <text:p>0.7401129944</text:p>
          </table:table-cell>
          <table:table-cell office:value-type="float" office:value="0.610169491525" calcext:value-type="float">
            <text:p>0.6101694915</text:p>
          </table:table-cell>
          <table:table-cell office:value-type="float" office:value="0.156845238095" calcext:value-type="float">
            <text:p>0.1568452381</text:p>
          </table:table-cell>
          <table:table-cell office:value-type="float" office:value="0.3266873706" calcext:value-type="float">
            <text:p>0.3266873706</text:p>
          </table:table-cell>
          <table:table-cell office:value-type="float" office:value="0.834745762712" calcext:value-type="float">
            <text:p>0.8347457627</text:p>
          </table:table-cell>
          <table:table-cell office:value-type="float" office:value="0.338983050847" calcext:value-type="float">
            <text:p>0.3389830508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iform</text:p>
          </table:table-cell>
          <table:table-cell office:value-type="float" office:value="50" calcext:value-type="float">
            <text:p>50</text:p>
          </table:table-cell>
          <table:table-cell table:formula="of:=2*(([.E17]*[.F17])/([.E17]+[.F17]))" office:value-type="float" office:value="0.109852843618912" calcext:value-type="float">
            <text:p>0.1098528436</text:p>
          </table:table-cell>
          <table:table-cell office:value-type="float" office:value="0.080489805893" calcext:value-type="float">
            <text:p>0.0804898059</text:p>
          </table:table-cell>
          <table:table-cell office:value-type="float" office:value="0.172943340185" calcext:value-type="float">
            <text:p>0.1729433402</text:p>
          </table:table-cell>
          <table:table-cell office:value-type="float" office:value="0.950179763739" calcext:value-type="float">
            <text:p>0.9501797637</text:p>
          </table:table-cell>
          <table:table-cell office:value-type="float" office:value="0.177966101695" calcext:value-type="float">
            <text:p>0.1779661017</text:p>
          </table:table-cell>
          <table:table-cell office:value-type="float" office:value="0.31746031746" calcext:value-type="float">
            <text:p>0.3174603175</text:p>
          </table:table-cell>
          <table:table-cell office:value-type="float" office:value="0.312624378109" calcext:value-type="float">
            <text:p>0.3126243781</text:p>
          </table:table-cell>
          <table:table-cell office:value-type="float" office:value="0.733050847458" calcext:value-type="float">
            <text:p>0.7330508475</text:p>
          </table:table-cell>
          <table:table-cell office:value-type="float" office:value="0.466101694915" calcext:value-type="float">
            <text:p>0.4661016949</text:p>
          </table:table-cell>
          <table:table-cell office:value-type="float" office:value="0.309059233449" calcext:value-type="float">
            <text:p>0.3090592334</text:p>
          </table:table-cell>
          <table:table-cell office:value-type="float" office:value="0.292156862745" calcext:value-type="float">
            <text:p>0.2921568627</text:p>
          </table:table-cell>
          <table:table-cell office:value-type="float" office:value="0.74011299435" calcext:value-type="float">
            <text:p>0.7401129944</text:p>
          </table:table-cell>
          <table:table-cell office:value-type="float" office:value="0.610169491525" calcext:value-type="float">
            <text:p>0.6101694915</text:p>
          </table:table-cell>
          <table:table-cell office:value-type="float" office:value="0.156845238095" calcext:value-type="float">
            <text:p>0.1568452381</text:p>
          </table:table-cell>
          <table:table-cell office:value-type="float" office:value="0.3266873706" calcext:value-type="float">
            <text:p>0.3266873706</text:p>
          </table:table-cell>
          <table:table-cell office:value-type="float" office:value="0.834745762712" calcext:value-type="float">
            <text:p>0.8347457627</text:p>
          </table:table-cell>
          <table:table-cell office:value-type="float" office:value="0.338983050847" calcext:value-type="float">
            <text:p>0.3389830508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stance</text:p>
          </table:table-cell>
          <table:table-cell office:value-type="float" office:value="30" calcext:value-type="float">
            <text:p>30</text:p>
          </table:table-cell>
          <table:table-cell table:formula="of:=2*(([.E18]*[.F18])/([.E18]+[.F18]))" office:value-type="float" office:value="0.110220830870352" calcext:value-type="float">
            <text:p>0.1102208309</text:p>
          </table:table-cell>
          <table:table-cell office:value-type="float" office:value="0.108139575478" calcext:value-type="float">
            <text:p>0.1081395755</text:p>
          </table:table-cell>
          <table:table-cell office:value-type="float" office:value="0.112383770076" calcext:value-type="float">
            <text:p>0.1123837701</text:p>
          </table:table-cell>
          <table:table-cell office:value-type="float" office:value="0.954331450094" calcext:value-type="float">
            <text:p>0.9543314501</text:p>
          </table:table-cell>
          <table:table-cell office:value-type="float" office:value="0.177966101695" calcext:value-type="float">
            <text:p>0.1779661017</text:p>
          </table:table-cell>
          <table:table-cell office:value-type="float" office:value="0.298611111111" calcext:value-type="float">
            <text:p>0.2986111111</text:p>
          </table:table-cell>
          <table:table-cell office:value-type="float" office:value="0.395721925134" calcext:value-type="float">
            <text:p>0.3957219251</text:p>
          </table:table-cell>
          <table:table-cell office:value-type="float" office:value="0.720338983051" calcext:value-type="float">
            <text:p>0.7203389831</text:p>
          </table:table-cell>
          <table:table-cell office:value-type="float" office:value="0.440677966102" calcext:value-type="float">
            <text:p>0.4406779661</text:p>
          </table:table-cell>
          <table:table-cell office:value-type="float" office:value="0.34587688734" calcext:value-type="float">
            <text:p>0.3458768873</text:p>
          </table:table-cell>
          <table:table-cell office:value-type="float" office:value="0.349816849817" calcext:value-type="float">
            <text:p>0.3498168498</text:p>
          </table:table-cell>
          <table:table-cell office:value-type="float" office:value="0.745762711864" calcext:value-type="float">
            <text:p>0.7457627119</text:p>
          </table:table-cell>
          <table:table-cell office:value-type="float" office:value="0.618644067797" calcext:value-type="float">
            <text:p>0.6186440678</text:p>
          </table:table-cell>
          <table:table-cell office:value-type="float" office:value="0.154546387521" calcext:value-type="float">
            <text:p>0.1545463875</text:p>
          </table:table-cell>
          <table:table-cell office:value-type="float" office:value="0.188413547237" calcext:value-type="float">
            <text:p>0.1884135472</text:p>
          </table:table-cell>
          <table:table-cell office:value-type="float" office:value="0.828389830508" calcext:value-type="float">
            <text:p>0.8283898305</text:p>
          </table:table-cell>
          <table:table-cell office:value-type="float" office:value="0.313559322034" calcext:value-type="float">
            <text:p>0.313559322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stance</text:p>
          </table:table-cell>
          <table:table-cell office:value-type="float" office:value="20" calcext:value-type="float">
            <text:p>20</text:p>
          </table:table-cell>
          <table:table-cell table:formula="of:=2*(([.E19]*[.F19])/([.E19]+[.F19]))" office:value-type="float" office:value="0.110220830870352" calcext:value-type="float">
            <text:p>0.1102208309</text:p>
          </table:table-cell>
          <table:table-cell office:value-type="float" office:value="0.108139575478" calcext:value-type="float">
            <text:p>0.1081395755</text:p>
          </table:table-cell>
          <table:table-cell office:value-type="float" office:value="0.112383770076" calcext:value-type="float">
            <text:p>0.1123837701</text:p>
          </table:table-cell>
          <table:table-cell office:value-type="float" office:value="0.954331450094" calcext:value-type="float">
            <text:p>0.9543314501</text:p>
          </table:table-cell>
          <table:table-cell office:value-type="float" office:value="0.177966101695" calcext:value-type="float">
            <text:p>0.1779661017</text:p>
          </table:table-cell>
          <table:table-cell office:value-type="float" office:value="0.298611111111" calcext:value-type="float">
            <text:p>0.2986111111</text:p>
          </table:table-cell>
          <table:table-cell office:value-type="float" office:value="0.395721925134" calcext:value-type="float">
            <text:p>0.3957219251</text:p>
          </table:table-cell>
          <table:table-cell office:value-type="float" office:value="0.720338983051" calcext:value-type="float">
            <text:p>0.7203389831</text:p>
          </table:table-cell>
          <table:table-cell office:value-type="float" office:value="0.440677966102" calcext:value-type="float">
            <text:p>0.4406779661</text:p>
          </table:table-cell>
          <table:table-cell office:value-type="float" office:value="0.34587688734" calcext:value-type="float">
            <text:p>0.3458768873</text:p>
          </table:table-cell>
          <table:table-cell office:value-type="float" office:value="0.349816849817" calcext:value-type="float">
            <text:p>0.3498168498</text:p>
          </table:table-cell>
          <table:table-cell office:value-type="float" office:value="0.745762711864" calcext:value-type="float">
            <text:p>0.7457627119</text:p>
          </table:table-cell>
          <table:table-cell office:value-type="float" office:value="0.618644067797" calcext:value-type="float">
            <text:p>0.6186440678</text:p>
          </table:table-cell>
          <table:table-cell office:value-type="float" office:value="0.154546387521" calcext:value-type="float">
            <text:p>0.1545463875</text:p>
          </table:table-cell>
          <table:table-cell office:value-type="float" office:value="0.188413547237" calcext:value-type="float">
            <text:p>0.1884135472</text:p>
          </table:table-cell>
          <table:table-cell office:value-type="float" office:value="0.828389830508" calcext:value-type="float">
            <text:p>0.8283898305</text:p>
          </table:table-cell>
          <table:table-cell office:value-type="float" office:value="0.313559322034" calcext:value-type="float">
            <text:p>0.313559322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stance</text:p>
          </table:table-cell>
          <table:table-cell office:value-type="float" office:value="40" calcext:value-type="float">
            <text:p>40</text:p>
          </table:table-cell>
          <table:table-cell table:formula="of:=2*(([.E20]*[.F20])/([.E20]+[.F20]))" office:value-type="float" office:value="0.111179012773979" calcext:value-type="float">
            <text:p>0.1111790128</text:p>
          </table:table-cell>
          <table:table-cell office:value-type="float" office:value="0.108139575478" calcext:value-type="float">
            <text:p>0.1081395755</text:p>
          </table:table-cell>
          <table:table-cell office:value-type="float" office:value="0.114394247728" calcext:value-type="float">
            <text:p>0.1143942477</text:p>
          </table:table-cell>
          <table:table-cell office:value-type="float" office:value="0.954331450094" calcext:value-type="float">
            <text:p>0.9543314501</text:p>
          </table:table-cell>
          <table:table-cell office:value-type="float" office:value="0.177966101695" calcext:value-type="float">
            <text:p>0.1779661017</text:p>
          </table:table-cell>
          <table:table-cell office:value-type="float" office:value="0.302579365079" calcext:value-type="float">
            <text:p>0.3025793651</text:p>
          </table:table-cell>
          <table:table-cell office:value-type="float" office:value="0.401326699834" calcext:value-type="float">
            <text:p>0.4013266998</text:p>
          </table:table-cell>
          <table:table-cell office:value-type="float" office:value="0.724576271186" calcext:value-type="float">
            <text:p>0.7245762712</text:p>
          </table:table-cell>
          <table:table-cell office:value-type="float" office:value="0.449152542373" calcext:value-type="float">
            <text:p>0.4491525424</text:p>
          </table:table-cell>
          <table:table-cell office:value-type="float" office:value="0.355400696864" calcext:value-type="float">
            <text:p>0.3554006969</text:p>
          </table:table-cell>
          <table:table-cell office:value-type="float" office:value="0.36049382716" calcext:value-type="float">
            <text:p>0.3604938272</text:p>
          </table:table-cell>
          <table:table-cell office:value-type="float" office:value="0.751412429379" calcext:value-type="float">
            <text:p>0.7514124294</text:p>
          </table:table-cell>
          <table:table-cell office:value-type="float" office:value="0.627118644068" calcext:value-type="float">
            <text:p>0.6271186441</text:p>
          </table:table-cell>
          <table:table-cell office:value-type="float" office:value="0.154546387521" calcext:value-type="float">
            <text:p>0.1545463875</text:p>
          </table:table-cell>
          <table:table-cell office:value-type="float" office:value="0.188413547237" calcext:value-type="float">
            <text:p>0.1884135472</text:p>
          </table:table-cell>
          <table:table-cell office:value-type="float" office:value="0.828389830508" calcext:value-type="float">
            <text:p>0.8283898305</text:p>
          </table:table-cell>
          <table:table-cell office:value-type="float" office:value="0.313559322034" calcext:value-type="float">
            <text:p>0.313559322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stance</text:p>
          </table:table-cell>
          <table:table-cell office:value-type="float" office:value="50" calcext:value-type="float">
            <text:p>50</text:p>
          </table:table-cell>
          <table:table-cell table:formula="of:=2*(([.E21]*[.F21])/([.E21]+[.F21]))" office:value-type="float" office:value="0.111179012773979" calcext:value-type="float">
            <text:p>0.1111790128</text:p>
          </table:table-cell>
          <table:table-cell office:value-type="float" office:value="0.108139575478" calcext:value-type="float">
            <text:p>0.1081395755</text:p>
          </table:table-cell>
          <table:table-cell office:value-type="float" office:value="0.114394247728" calcext:value-type="float">
            <text:p>0.1143942477</text:p>
          </table:table-cell>
          <table:table-cell office:value-type="float" office:value="0.954331450094" calcext:value-type="float">
            <text:p>0.9543314501</text:p>
          </table:table-cell>
          <table:table-cell office:value-type="float" office:value="0.177966101695" calcext:value-type="float">
            <text:p>0.1779661017</text:p>
          </table:table-cell>
          <table:table-cell office:value-type="float" office:value="0.302579365079" calcext:value-type="float">
            <text:p>0.3025793651</text:p>
          </table:table-cell>
          <table:table-cell office:value-type="float" office:value="0.401326699834" calcext:value-type="float">
            <text:p>0.4013266998</text:p>
          </table:table-cell>
          <table:table-cell office:value-type="float" office:value="0.724576271186" calcext:value-type="float">
            <text:p>0.7245762712</text:p>
          </table:table-cell>
          <table:table-cell office:value-type="float" office:value="0.449152542373" calcext:value-type="float">
            <text:p>0.4491525424</text:p>
          </table:table-cell>
          <table:table-cell office:value-type="float" office:value="0.355400696864" calcext:value-type="float">
            <text:p>0.3554006969</text:p>
          </table:table-cell>
          <table:table-cell office:value-type="float" office:value="0.36049382716" calcext:value-type="float">
            <text:p>0.3604938272</text:p>
          </table:table-cell>
          <table:table-cell office:value-type="float" office:value="0.751412429379" calcext:value-type="float">
            <text:p>0.7514124294</text:p>
          </table:table-cell>
          <table:table-cell office:value-type="float" office:value="0.627118644068" calcext:value-type="float">
            <text:p>0.6271186441</text:p>
          </table:table-cell>
          <table:table-cell office:value-type="float" office:value="0.154546387521" calcext:value-type="float">
            <text:p>0.1545463875</text:p>
          </table:table-cell>
          <table:table-cell office:value-type="float" office:value="0.188413547237" calcext:value-type="float">
            <text:p>0.1884135472</text:p>
          </table:table-cell>
          <table:table-cell office:value-type="float" office:value="0.828389830508" calcext:value-type="float">
            <text:p>0.8283898305</text:p>
          </table:table-cell>
          <table:table-cell office:value-type="float" office:value="0.313559322034" calcext:value-type="float">
            <text:p>0.313559322</text:p>
          </table:table-cell>
          <table:table-cell table:number-columns-repeated="100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2*(([.E22]*[.F22])/([.E22]+[.F22]))" office:value-type="float" office:value="0.11167620866319" calcext:value-type="float">
            <text:p>0.1116762087</text:p>
          </table:table-cell>
          <table:table-cell table:style-name="ce2" office:value-type="float" office:value="0.0821699134199" calcext:value-type="float">
            <text:p>0.0821699134</text:p>
          </table:table-cell>
          <table:table-cell table:style-name="ce2" office:value-type="float" office:value="0.174245992103" calcext:value-type="float">
            <text:p>0.1742459921</text:p>
          </table:table-cell>
          <table:table-cell table:style-name="ce2" office:value-type="float" office:value="0.950179763739" calcext:value-type="float">
            <text:p>0.9501797637</text:p>
          </table:table-cell>
          <table:table-cell table:style-name="ce2" office:value-type="float" office:value="0.177966101695" calcext:value-type="float">
            <text:p>0.1779661017</text:p>
          </table:table-cell>
          <table:table-cell table:style-name="ce2" office:value-type="float" office:value="0.323412698413" calcext:value-type="float">
            <text:p>0.3234126984</text:p>
          </table:table-cell>
          <table:table-cell table:style-name="ce2" office:value-type="float" office:value="0.312179252199" calcext:value-type="float">
            <text:p>0.3121792522</text:p>
          </table:table-cell>
          <table:table-cell table:style-name="ce2" office:value-type="float" office:value="0.728813559322" calcext:value-type="float">
            <text:p>0.7288135593</text:p>
          </table:table-cell>
          <table:table-cell table:style-name="ce2" office:value-type="float" office:value="0.457627118644" calcext:value-type="float">
            <text:p>0.4576271186</text:p>
          </table:table-cell>
          <table:table-cell table:style-name="ce2" office:value-type="float" office:value="0.309059233449" calcext:value-type="float">
            <text:p>0.3090592334</text:p>
          </table:table-cell>
          <table:table-cell table:style-name="ce2" office:value-type="float" office:value="0.292156862745" calcext:value-type="float">
            <text:p>0.2921568627</text:p>
          </table:table-cell>
          <table:table-cell table:style-name="ce2" office:value-type="float" office:value="0.74011299435" calcext:value-type="float">
            <text:p>0.7401129944</text:p>
          </table:table-cell>
          <table:table-cell table:style-name="ce2" office:value-type="float" office:value="0.610169491525" calcext:value-type="float">
            <text:p>0.6101694915</text:p>
          </table:table-cell>
          <table:table-cell table:style-name="ce2" office:value-type="float" office:value="0.156845238095" calcext:value-type="float">
            <text:p>0.1568452381</text:p>
          </table:table-cell>
          <table:table-cell table:style-name="ce2" office:value-type="float" office:value="0.3266873706" calcext:value-type="float">
            <text:p>0.3266873706</text:p>
          </table:table-cell>
          <table:table-cell table:style-name="ce2" office:value-type="float" office:value="0.834745762712" calcext:value-type="float">
            <text:p>0.8347457627</text:p>
          </table:table-cell>
          <table:table-cell table:style-name="ce2" office:value-type="float" office:value="0.338983050847" calcext:value-type="float">
            <text:p>0.3389830508</text:p>
          </table:table-cell>
          <table:table-cell table:style-name="ce2"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iform</text:p>
          </table:table-cell>
          <table:table-cell office:value-type="float" office:value="20" calcext:value-type="float">
            <text:p>20</text:p>
          </table:table-cell>
          <table:table-cell table:formula="of:=2*(([.E23]*[.F23])/([.E23]+[.F23]))" office:value-type="float" office:value="0.11167620866319" calcext:value-type="float">
            <text:p>0.1116762087</text:p>
          </table:table-cell>
          <table:table-cell office:value-type="float" office:value="0.0821699134199" calcext:value-type="float">
            <text:p>0.0821699134</text:p>
          </table:table-cell>
          <table:table-cell office:value-type="float" office:value="0.174245992103" calcext:value-type="float">
            <text:p>0.1742459921</text:p>
          </table:table-cell>
          <table:table-cell office:value-type="float" office:value="0.950179763739" calcext:value-type="float">
            <text:p>0.9501797637</text:p>
          </table:table-cell>
          <table:table-cell office:value-type="float" office:value="0.177966101695" calcext:value-type="float">
            <text:p>0.1779661017</text:p>
          </table:table-cell>
          <table:table-cell office:value-type="float" office:value="0.323412698413" calcext:value-type="float">
            <text:p>0.3234126984</text:p>
          </table:table-cell>
          <table:table-cell office:value-type="float" office:value="0.312179252199" calcext:value-type="float">
            <text:p>0.3121792522</text:p>
          </table:table-cell>
          <table:table-cell office:value-type="float" office:value="0.728813559322" calcext:value-type="float">
            <text:p>0.7288135593</text:p>
          </table:table-cell>
          <table:table-cell office:value-type="float" office:value="0.457627118644" calcext:value-type="float">
            <text:p>0.4576271186</text:p>
          </table:table-cell>
          <table:table-cell office:value-type="float" office:value="0.309059233449" calcext:value-type="float">
            <text:p>0.3090592334</text:p>
          </table:table-cell>
          <table:table-cell office:value-type="float" office:value="0.292156862745" calcext:value-type="float">
            <text:p>0.2921568627</text:p>
          </table:table-cell>
          <table:table-cell office:value-type="float" office:value="0.74011299435" calcext:value-type="float">
            <text:p>0.7401129944</text:p>
          </table:table-cell>
          <table:table-cell office:value-type="float" office:value="0.610169491525" calcext:value-type="float">
            <text:p>0.6101694915</text:p>
          </table:table-cell>
          <table:table-cell office:value-type="float" office:value="0.156845238095" calcext:value-type="float">
            <text:p>0.1568452381</text:p>
          </table:table-cell>
          <table:table-cell office:value-type="float" office:value="0.3266873706" calcext:value-type="float">
            <text:p>0.3266873706</text:p>
          </table:table-cell>
          <table:table-cell office:value-type="float" office:value="0.834745762712" calcext:value-type="float">
            <text:p>0.8347457627</text:p>
          </table:table-cell>
          <table:table-cell office:value-type="float" office:value="0.338983050847" calcext:value-type="float">
            <text:p>0.3389830508</text:p>
          </table:table-cell>
          <table:table-cell table:number-columns-repeated="1004"/>
        </table:table-row>
      </table:table>
      <table:named-expressions/>
      <table:database-ranges>
        <table:database-range table:name="__Anonymous_Sheet_DB__2" table:target-range-address="KNeighbors.A16:KNeighbors.AMJ23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 style:data-style-name="N2" text:time-value="13:26:39.4735346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4:40:44.048097914</meta:creation-date>
    <dc:date>2016-09-28T17:08:19.431839076</dc:date>
    <meta:editing-duration>PT3H12M20S</meta:editing-duration>
    <meta:editing-cycles>5</meta:editing-cycles>
    <meta:generator>LibreOffice/4.2.8.2$Linux_X86_64 LibreOffice_project/420m0$Build-2</meta:generator>
    <meta:document-statistic meta:table-count="3" meta:cell-count="647" meta:object-count="0"/>
  </office:meta>
</office:document-meta>
</file>